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text-properties fo:font-size="10pt" officeooo:rsid="001575e9" officeooo:paragraph-rsid="001575e9" style:font-size-asian="10pt" style:font-size-complex="10pt"/>
    </style:style>
    <style:style style:name="P8" style:family="paragraph" style:parent-style-name="Обычный">
      <style:text-properties fo:font-size="10pt" officeooo:rsid="00175c38" officeooo:paragraph-rsid="00175c38" style:font-size-asian="10pt" style:font-size-complex="10pt"/>
    </style:style>
    <style:style style:name="P9" style:family="paragraph" style:parent-style-name="Обычный">
      <style:paragraph-properties fo:line-height="80%"/>
    </style:style>
    <style:style style:name="P10" style:family="paragraph" style:parent-style-name="Обычный">
      <style:paragraph-properties fo:line-height="80%"/>
      <style:text-properties officeooo:paragraph-rsid="000e7de6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2" style:family="paragraph" style:parent-style-name="Обычный">
      <style:text-properties fo:font-style="italic" fo:background-color="transparent" style:font-style-asian="italic"/>
    </style:style>
    <style:style style:name="P13" style:family="paragraph" style:parent-style-name="Обычный">
      <style:text-properties fo:background-color="transparent"/>
    </style:style>
    <style:style style:name="P14" style:family="paragraph" style:parent-style-name="Обычный">
      <style:paragraph-properties fo:line-height="80%"/>
      <style:text-properties fo:background-color="transparent"/>
    </style:style>
    <style:style style:name="P15" style:family="paragraph" style:parent-style-name="Обычный">
      <style:text-properties officeooo:paragraph-rsid="0013a118"/>
    </style:style>
    <style:style style:name="P16" style:family="paragraph" style:parent-style-name="Обычный">
      <style:text-properties officeooo:paragraph-rsid="000d1f1c"/>
    </style:style>
    <style:style style:name="P17" style:family="paragraph" style:parent-style-name="Обычный">
      <style:text-properties officeooo:paragraph-rsid="00152bdd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3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26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2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2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5c38" officeooo:paragraph-rsid="00175c38" fo:background-color="transparent" style:font-size-asian="10pt" style:font-size-complex="10pt"/>
    </style:style>
    <style:style style:name="P3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17ad8b" fo:background-color="transparent" style:font-size-asian="10pt" style:font-size-complex="10pt"/>
    </style:style>
    <style:style style:name="P3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9aa85" officeooo:paragraph-rsid="0019aa85" fo:background-color="transparent" style:font-size-asian="10pt" style:font-size-complex="10pt"/>
    </style:style>
    <style:style style:name="P3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3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34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36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37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39" style:family="paragraph" style:parent-style-name="Обычный">
      <style:paragraph-properties fo:line-height="80%"/>
      <style:text-properties officeooo:paragraph-rsid="001b7a43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fo:background-color="transparent" loext:char-shading-value="0" style:font-style-asian="italic"/>
    </style:style>
    <style:style style:name="T10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1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language="en" fo:country="US" officeooo:rsid="00103562" fo:background-color="transparent" loext:char-shading-value="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6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0ef9a9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etter-spacing="-0.004cm" fo:background-color="transparent" loext:char-shading-value="0" style:font-size-asian="10pt" style:font-size-complex="10pt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2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3" style:family="text">
      <style:text-properties fo:font-size="10pt" fo:background-color="transparent" loext:char-shading-value="0" style:font-size-asian="10pt" style:font-size-complex="10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11c484"/>
    </style:style>
    <style:style style:name="T27" style:family="text">
      <style:text-properties fo:background-color="transparent" loext:char-shading-value="0"/>
    </style:style>
    <style:style style:name="T28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29" style:family="text">
      <style:text-properties officeooo:rsid="0017ad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33">Студент</text:p>
          </table:table-cell>
          <table:covered-table-cell/>
          <table:table-cell table:style-name="Таблица1.C1" table:number-columns-spanned="7" office:value-type="string">
            <text:p text:style-name="P18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33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2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3">Кафедра</text:p>
          </table:table-cell>
          <table:table-cell table:style-name="Таблица1.C1" table:number-columns-spanned="6" office:value-type="string">
            <text:p text:style-name="P12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9">M4</text:span></text:span><text:span text:style-name="Основной_20_шрифт_20_абзаца"><text:span text:style-name="T11">1</text:span></text:span><text:span text:style-name="Основной_20_шрифт_20_абзаца"><text:span text:style-name="T10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3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2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8">Наименование темы<text:span text:style-name="Основной_20_шрифт_20_абзаца"><text:span text:style-name="T8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6"><text:span text:style-name="Основной_20_шрифт_20_абзаца"><text:span text:style-name="T7">Динамические иерархии в алгоритме поиска маршрутов 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7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4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2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6">☑</text:span></text:span><text:span text:style-name="Основной_20_шрифт_20_абзаца"><text:span text:style-name="T23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0"><text:span text:style-name="Основной_20_шрифт_20_абзаца"><text:span text:style-name="T6">Исследовать и разработать алгоритм для динамического построения иерархии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><text:span text:style-name="Основной_20_шрифт_20_абзаца"><text:span text:style-name="T28">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2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7">Число использованных литературных источников <text:span text:style-name="T24"><text:tab/></text:span><text:span text:style-name="T26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4"><text:s/></text:p>
          </table:table-cell>
          <table:table-cell table:style-name="Таблица2.B9" table:number-columns-spanned="3" office:value-type="string">
            <text:p text:style-name="P26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6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6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4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4">Зарубежных</text:p>
          </table:table-cell>
          <table:table-cell table:style-name="Таблица2.B9" table:number-columns-spanned="3" office:value-type="string">
            <text:p text:style-name="P7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7">4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7">1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4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8"><text:span text:style-name="T29">П</text:span>убликации на портале http://elibrary.r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4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2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4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4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Не предусмотрено</text:span></text:span></text:p>
            <text:p text:style-name="Обычный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6">☑</text:span></text:span><text:span text:style-name="Основной_20_шрифт_20_абзаца"><text:span text:style-name="T23"> Разработан новый алгоритм или подход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Адаптирован алгоритм или подход</text:span></text:span></text:p>
            <text:p text:style-name="P9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0">Был предложен новый алгоритм для динамического построения иерархии в транспортном графе с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0">автоматическим выделением областе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4">3.1.2. Моделир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Не предусмотрено</text:span></text:span></text:p>
            <text:p text:style-name="Обычный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0"><text:span text:style-name="Основной_20_шрифт_20_абзаца"><text:span text:style-name="T16">☑</text:span></text:span><text:span text:style-name="Основной_20_шрифт_20_абзаца"><text:span text:style-name="T23"> Разработана новая модель</text:span></text:span></text:p>
            <text:p text:style-name="P10"><text:span text:style-name="Основной_20_шрифт_20_абзаца"><text:span text:style-name="T16">☐</text:span></text:span><text:span text:style-name="Основной_20_шрифт_20_абзаца"><text:span text:style-name="T23"> Адаптирована существующая модель</text:span></text:span></text:p>
            <text:p text:style-name="P9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0">Была предложена и описана базовая модель для хранения данных о транспортных рейсах. Построена эвристик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0">для эффективного разбиения элементарных остановок на страниц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4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Не предусмотрено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10"><text:span text:style-name="Основной_20_шрифт_20_абзаца"><text:span text:style-name="T16">☑</text:span></text:span><text:span text:style-name="Основной_20_шрифт_20_абзаца"><text:span text:style-name="T23"> Спроектирована новая архитектура </text:span></text:span></text:p>
            <text:p text:style-name="P10"><text:span text:style-name="Основной_20_шрифт_20_абзаца">☐</text:span><text:span text:style-name="Основной_20_шрифт_20_абзаца"><text:span text:style-name="T23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9">При реализации использовалась база данных VoltDB для хранения данных о транспортных рейсах. Бы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>разработан генератор синтетических транспортных систем для нагрузочного тестирования производительно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>алгоритм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27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34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39"><text:span text:style-name="Основной_20_шрифт_20_абзаца"><text:span text:style-name="T16">☐</text:span></text:span><text:span text:style-name="Основной_20_шрифт_20_абзаца"><text:span text:style-name="T23"> Не предусмотрена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39"><text:span text:style-name="Основной_20_шрифт_20_абзаца"><text:span text:style-name="T16">☑</text:span></text:span><text:span text:style-name="Основной_20_шрифт_20_абзаца"><text:span text:style-name="T23"> Предложена студентом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Разработана при участии студента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0">Было проведено тестирование корректности алгоритма и сравнение с другими подходами и эвристиками дл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0">динамического построения иерархии в транспортных сетя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18"><text:span text:style-name="Основной_20_шрифт_20_абзаца"><text:span text:style-name="T17">3.2.2. Экспериментальная установка</text:span></text:span><text:span text:style-name="Основной_20_шрифт_20_абзаца"><text:span text:style-name="T19">/</text:span></text:span><text:span text:style-name="Основной_20_шрифт_20_абзаца"><text:span text:style-name="T17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10"><text:span text:style-name="Основной_20_шрифт_20_абзаца"><text:span text:style-name="T16">☑</text:span></text:span><text:span text:style-name="Основной_20_шрифт_20_абзаца"><text:span text:style-name="T23"> Разработана и собрана/внесены существенные изменения в существующую установку/программное обеспечение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10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5">☐</text:span></text:span><text:span text:style-name="Основной_20_шрифт_20_абзаца"><text:span text:style-name="T20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1">Была разработана система для нагрузочных изменений и замера времени работы алгоритмов для построени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1">динамической иерархии в транспортной сети, позволяющая производить измерения на синтетически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3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9"><text:span text:style-name="Основной_20_шрифт_20_абзаца"><text:span text:style-name="T16">☑</text:span></text:span><text:span text:style-name="Основной_20_шрифт_20_абзаца"><text:span text:style-name="T21"> </text:span></text:span><text:span text:style-name="Основной_20_шрифт_20_абзаца"><text:span text:style-name="T23">Обнаружены новые закономерности/разработаны новые алгоритмы, методы, подходы, модели</text:span></text:span></text:p>
            <text:p text:style-name="P9"><text:span text:style-name="Основной_20_шрифт_20_абзаца"><text:span text:style-name="T16">☑</text:span></text:span><text:span text:style-name="Основной_20_шрифт_20_абзаца"><text:span text:style-name="T23"> Усовершенствована существующая архитектура</text:span></text:span></text:p>
            <text:p text:style-name="P9"><text:span text:style-name="Основной_20_шрифт_20_абзаца"><text:span text:style-name="T16">☑</text:span></text:span><text:span text:style-name="Основной_20_шрифт_20_абзаца"><text:span text:style-name="T23"> Подготовлена база для дальнейших исследований/разработок</text:span></text:span></text:p>
            <text:p text:style-name="P9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4"/>
          </table:table-cell>
        </table:table-row>
        <table:table-row>
          <table:table-cell table:style-name="Таблица2.A3" table:number-columns-spanned="11" office:value-type="string">
            <text:p text:style-name="P29">В результате был разработан алгоритм для динамического построения иерархии в транспортном графе с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>автоматическим выделением областе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2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5"><text:span text:style-name="Основной_20_шрифт_20_абзаца"><text:span text:style-name="T16">☐</text:span></text:span><text:span text:style-name="Основной_20_шрифт_20_абзаца"><text:span text:style-name="T23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15"><text:span text:style-name="Основной_20_шрифт_20_абзаца"><text:span text:style-name="T16">☑</text:span></text:span><text:span text:style-name="Основной_20_шрифт_20_абзаца"><text:span text:style-name="T23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19"><text:span text:style-name="Основной_20_шрифт_20_абзаца"><text:span text:style-name="T2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2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1"><text:span text:style-name="Основной_20_шрифт_20_абзаца"><text:span text:style-name="T18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35">Студент<text:tab/><text:span text:style-name="Основной_20_шрифт_20_абзаца"><text:span text:style-name="T25"><text:tab/></text:span></text:span></text:p>
      <text:p text:style-name="P36">Руководитель<text:tab/><text:span text:style-name="Основной_20_шрифт_20_абзаца"><text:span text:style-name="T25"><text:tab/></text:span></text:span> </text:p>
      <text:p text:style-name="P36">«______» ________________2<text:span text:style-name="T27">01</text:span><text:span text:style-name="Основной_20_шрифт_20_абзаца"><text:span text:style-name="T13">6</text:span></text:span><text:span text:style-name="Основной_20_шрифт_20_абзаца"><text:span text:style-name="T12"> </text:span></text:span><text:span text:style-name="T27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31T02:50:23.523779913</dc:date>
    <meta:editing-cycles>18</meta:editing-cycles>
    <meta:editing-duration>PT2H36M20S</meta:editing-duration>
    <meta:document-statistic meta:table-count="2" meta:image-count="0" meta:object-count="0" meta:page-count="2" meta:paragraph-count="98" meta:word-count="416" meta:character-count="3393" meta:non-whitespace-character-count="3039"/>
    <meta:template xlink:type="simple" xlink:actuate="onRequest" xlink:title="" xlink:href="Normal.dotm"/>
  </office:meta>
</office:document-meta>
</file>